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9cm" fo:min-width="0.26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09cm" fo:min-width="3.48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9cm" fo:min-width="1.836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2.0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04e4d" draw:textarea-horizontal-align="justify" draw:textarea-vertical-align="middle" draw:auto-grow-height="false" fo:min-height="3.101cm" fo:min-width="2.039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0.582cm" fo:min-width="0.966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685" draw:textarea-horizontal-align="justify" draw:textarea-vertical-align="middle" draw:auto-grow-height="false" fo:min-height="1.272cm" fo:min-width="3.487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817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72cm" fo:min-width="3.487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198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309cm"/>
    </style:style>
    <style:style style:name="gr1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12cm" fo:min-width="0.033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07cm" fo:min-width="0cm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32cm" fo:min-width="0.694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309cm" fo:min-width="0cm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66b3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66b3" draw:marker-start-width="0.252cm" draw:marker-end-width="0.252cm" draw:fill-color="#ffffff" draw:textarea-horizontal-align="justify" draw:textarea-vertical-align="middle" draw:auto-grow-height="false" fo:min-height="0.631cm" fo:min-width="0.685cm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28cm" svg:stroke-color="#0066b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color="#000000" draw:fill-color="#a3238e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a3238e" draw:textarea-horizontal-align="justify" draw:textarea-vertical-align="middle" draw:auto-grow-height="false" fo:min-height="0.258cm" fo:min-width="0cm"/>
    </style:style>
    <style:style style:name="gr25" style:family="graphic" style:parent-style-name="objectwithoutfill">
      <style:graphic-properties svg:stroke-width="0.035cm" svg:stroke-color="#a3238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a3238e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svg:stroke-color="#a3238e" draw:marker-start-width="0.252cm" draw:marker-end-width="0.252cm" draw:fill-color="#ffffff" draw:textarea-horizontal-align="justify" draw:textarea-vertical-align="middle" draw:auto-grow-height="false" fo:min-height="0.631cm" fo:min-width="0.685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28cm" svg:stroke-color="#a3238e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197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0.557cm" fo:min-width="7.298cm" fo:padding-top="0.151cm" fo:padding-bottom="0.151cm" fo:padding-left="0.276cm" fo:padding-right="0.276cm"/>
    </style:style>
    <style:style style:name="gr3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83cm" fo:min-width="1.989cm" fo:padding-top="0.139cm" fo:padding-bottom="0.139cm" fo:padding-left="0.264cm" fo:padding-right="0.264cm"/>
    </style:style>
    <style:style style:name="gr3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224cm" fo:min-width="1.811cm" fo:padding-top="0.139cm" fo:padding-bottom="0.139cm" fo:padding-left="0.264cm" fo:padding-right="0.264cm"/>
    </style:style>
    <style:style style:name="gr3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.161cm" fo:padding-top="0.139cm" fo:padding-bottom="0.139cm" fo:padding-left="0.264cm" fo:padding-right="0.264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71cm" fo:min-width="1.658cm" fo:padding-top="0.139cm" fo:padding-bottom="0.139cm" fo:padding-left="0.264cm" fo:padding-right="0.264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f04e4d" draw:textarea-horizontal-align="justify" draw:textarea-vertical-align="middle" draw:auto-grow-height="false" fo:min-height="1.73cm" fo:min-width="1.937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add58a" draw:textarea-horizontal-align="justify" draw:textarea-vertical-align="middle" draw:auto-grow-height="false" fo:min-height="0.557cm" fo:min-width="1.697cm" fo:padding-top="0.151cm" fo:padding-bottom="0.151cm" fo:padding-left="0.276cm" fo:padding-right="0.276cm"/>
    </style:style>
    <style:style style:name="gr38" style:family="graphic" style:parent-style-name="objectwithoutfill">
      <style:graphic-properties draw:stroke="dash" draw:stroke-dash="Line_20_Style_20_9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14cm" fo:min-width="1.53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objectwithoutfill">
      <style:graphic-properties svg:stroke-width="0.035cm" svg:stroke-color="#0000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draw:stroke="solid" draw:stroke-dash="Ultrafine_20_2_20_Dots_20_3_20_Dashes" svg:stroke-width="0.035cm" svg:stroke-color="#a3238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457cm" fo:min-width="0.21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152cm" fo:min-width="2.039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4cm" fo:min-width="1.683cm" fo:padding-top="0.151cm" fo:padding-bottom="0.151cm" fo:padding-left="0.276cm" fo:padding-right="0.276cm"/>
    </style:style>
    <style:style style:name="gr4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98cm" fo:min-width="0cm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fo:min-height="0.395cm"/>
    </style:style>
    <style:style style:name="gr48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draw:stroke="dash" draw:stroke-dash="Dashed_20__28_var_29_" svg:stroke-width="0.035cm" svg:stroke-color="#000000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1cm" fo:min-width="0.685cm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258cm" fo:min-width="0cm" fo:padding-top="0.139cm" fo:padding-bottom="0.139cm" fo:padding-left="0.264cm" fo:padding-right="0.264cm"/>
    </style:style>
    <style:style style:name="gr54" style:family="graphic" style:parent-style-name="objectwithoutfill">
      <style:graphic-properties draw:stroke="dash" draw:stroke-dash="Ultrafine_20_2_20_Dots_20_3_20_Dashes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objectwithoutfill">
      <style:graphic-properties draw:stroke="dash" draw:stroke-dash="Ultrafine_20_2_20_Dots_20_3_20_Dashes" svg:stroke-width="0.035cm" svg:stroke-color="#0000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7cm" fo:min-width="7.298cm" fo:padding-top="0.151cm" fo:padding-bottom="0.151cm" fo:padding-left="0.276cm" fo:padding-right="0.276cm"/>
    </style:style>
    <style:style style:name="gr5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55cm" fo:min-width="1.961cm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96cm" fo:min-width="1.783cm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.133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043cm" fo:min-width="1.63cm" fo:padding-top="0.139cm" fo:padding-bottom="0.139cm" fo:padding-left="0.264cm" fo:padding-right="0.264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3cm" fo:min-width="1.937cm" fo:padding-top="0.151cm" fo:padding-bottom="0.151cm" fo:padding-left="0.276cm" fo:padding-right="0.276cm"/>
    </style:style>
    <style:style style:name="gr6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7cm" fo:min-width="1.697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04e4d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add58a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685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bcc"/>
      <style:paragraph-properties fo:text-align="center"/>
    </style:style>
    <style:style style:name="P11" style:family="paragraph">
      <style:text-properties fo:font-size="10pt" style:font-size-asian="12pt" style:font-size-complex="12pt"/>
    </style:style>
    <style:style style:name="P12" style:family="paragraph">
      <loext:graphic-properties draw:fill="none" draw:fill-color="#ffffff"/>
      <style:text-properties fo:font-size="10pt" style:font-size-asian="12pt" style:font-size-complex="12pt"/>
    </style:style>
    <style:style style:name="P13" style:family="paragraph">
      <loext:graphic-properties draw:fill-color="#a3238e"/>
      <style:paragraph-properties fo:text-align="center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3.759cm" svg:x="14.436cm" svg:y="1.406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39cm" svg:height="0.711cm" svg:x="13.674cm" svg:y="5.114cm">
          <text:p text:style-name="P1">X</text:p>
          <draw:enhanced-geometry svg:viewBox="0 0 21600 21600" draw:mirror-vertical="false" draw:type="rectangle" draw:enhanced-path="M 0 0 L 21600 0 21600 21600 0 21600 0 0 Z N"/>
        </draw:custom-shape>
        <draw:custom-shape draw:style-name="gr3" draw:text-style-name="P2" draw:layer="layout" svg:width="2.388cm" svg:height="0.991cm" svg:x="12.048cm" svg:y="2.47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42cm" svg:height="0.153cm" svg:x="10.981cm" svg:y="3.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91cm" svg:height="3.403cm" svg:x="14.03cm" svg:y="8.061cm">
          <text:p text:style-name="P1">LabJack</text:p>
          <text:p text:style-name="P1">T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5" draw:layer="layout" svg:width="2.21cm" svg:height="1.194cm" draw:transform="rotate (1.5707963267949) translate (14.814cm 8.061cm)">
          <text:p text:style-name="P4"><text:span text:style-name="T1">RS-232</text:span></text:p>
          <draw:enhanced-geometry svg:viewBox="0 0 21600 21600" draw:text-areas="?f5 ?f1 ?f6 ?f3" draw:type="left-right-arrow" draw:modifiers="4584.7533632287 2817.3913043478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7" draw:text-style-name="P6" draw:layer="layout" svg:width="4.039cm" svg:height="1.574cm" svg:x="6.13cm" svg:y="7.503cm">
            <text:p text:style-name="P1">Acopian</text:p>
            <text:p text:style-name="P1">PS</text:p>
            <draw:enhanced-geometry svg:viewBox="0 0 21600 21600" draw:type="rectangle" draw:enhanced-path="M 0 0 L 21600 0 21600 21600 0 21600 0 0 Z N"/>
          </draw:custom-shape>
          <draw:frame draw:style-name="gr8" draw:text-style-name="P7" draw:layer="layout" svg:width="0.635cm" svg:height="1.067cm" svg:x="6.156cm" svg:y="7.705cm">
            <draw:text-box>
              <text:p>-</text:p>
            </draw:text-box>
          </draw:frame>
          <draw:frame draw:style-name="gr8" draw:text-style-name="P8" draw:layer="layout" svg:width="0.863cm" svg:height="1.067cm" svg:x="9.432cm" svg:y="7.756cm">
            <draw:text-box>
              <text:p text:style-name="P1">+</text:p>
            </draw:text-box>
          </draw:frame>
        </draw:g>
        <draw:g>
          <draw:custom-shape draw:style-name="gr9" draw:text-style-name="P2" draw:layer="layout" svg:width="4.039cm" svg:height="1.574cm" svg:x="6.13cm" svg:y="5.826cm">
            <text:p text:style-name="P1">Iso-</text:p>
            <text:p text:style-name="P1">Shunt</text:p>
            <draw:enhanced-geometry svg:viewBox="0 0 21600 21600" draw:type="rectangle" draw:enhanced-path="M 0 0 L 21600 0 21600 21600 0 21600 0 0 Z N"/>
          </draw:custom-shape>
          <draw:line draw:style-name="gr10" draw:text-style-name="P9" draw:layer="layout" svg:x1="6.13cm" svg:y1="7.07cm" svg:x2="6.486cm" svg:y2="7.07cm">
            <text:p/>
          </draw:line>
          <draw:line draw:style-name="gr10" draw:text-style-name="P9" draw:layer="layout" svg:x1="6.486cm" svg:y1="7.07cm" svg:x2="6.486cm" svg:y2="6.283cm">
            <text:p/>
          </draw:line>
          <draw:line draw:style-name="gr10" draw:text-style-name="P9" draw:layer="layout" svg:x1="6.156cm" svg:y1="6.283cm" svg:x2="6.486cm" svg:y2="6.283cm">
            <text:p/>
          </draw:line>
          <draw:custom-shape draw:style-name="gr11" draw:text-style-name="P10" draw:layer="layout" svg:width="0.152cm" svg:height="0.482cm" svg:x="6.41cm" svg:y="6.41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2" draw:layer="layout" svg:width="1.397cm" svg:height="0.645cm" svg:x="8.95cm" svg:y="6.765cm">
            <draw:text-box>
              <text:p text:style-name="P11"><text:span text:style-name="T2">CO</text:span><text:span text:style-name="T2">M</text:span></text:p>
            </draw:text-box>
          </draw:frame>
          <draw:frame draw:style-name="gr12" draw:text-style-name="P12" draw:layer="layout" svg:width="1.397cm" svg:height="0.645cm" svg:x="8.975cm" svg:y="5.876cm">
            <draw:text-box>
              <text:p text:style-name="P11"><text:span text:style-name="T2">OU</text:span><text:span text:style-name="T2">T</text:span></text:p>
            </draw:text-box>
          </draw:frame>
        </draw:g>
        <draw:line draw:style-name="gr13" draw:text-style-name="P9" draw:layer="layout" svg:x1="6.105cm" svg:y1="8.239cm" svg:x2="5.241cm" svg:y2="8.239cm">
          <text:p/>
        </draw:line>
        <draw:line draw:style-name="gr13" draw:text-style-name="P9" draw:layer="layout" svg:x1="6.105cm" svg:y1="7.045cm" svg:x2="5.241cm" svg:y2="7.045cm">
          <text:p/>
        </draw:line>
        <draw:line draw:style-name="gr13" draw:text-style-name="P9" draw:layer="layout" svg:x1="5.241cm" svg:y1="8.239cm" svg:x2="5.241cm" svg:y2="7.045cm">
          <text:p/>
        </draw:line>
        <draw:line draw:style-name="gr13" draw:text-style-name="P9" draw:layer="layout" svg:x1="6.131cm" svg:y1="6.283cm" svg:x2="5.267cm" svg:y2="6.283cm">
          <text:p/>
        </draw:line>
        <draw:line draw:style-name="gr14" draw:text-style-name="P9" draw:layer="layout" svg:x1="14.03cm" svg:y1="10.29cm" svg:x2="10.652cm" svg:y2="10.29cm">
          <text:p/>
        </draw:line>
        <draw:line draw:style-name="gr14" draw:text-style-name="P9" draw:layer="layout" svg:x1="10.652cm" svg:y1="4.53cm" svg:x2="10.652cm" svg:y2="10.296cm">
          <text:p/>
        </draw:line>
        <draw:line draw:style-name="gr14" draw:text-style-name="P9" draw:layer="layout" svg:x1="10.652cm" svg:y1="8.264cm" svg:x2="10.169cm" svg:y2="8.264cm">
          <text:p/>
        </draw:line>
        <draw:custom-shape draw:style-name="gr15" draw:text-style-name="P2" draw:layer="layout" svg:width="0.533cm" svg:height="0.762cm" svg:x="10.068cm" svg:y="1.9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533cm" svg:height="0.635cm" svg:x="10.068cm" svg:y="2.72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" draw:text-style-name="P9" draw:layer="layout" svg:x1="10.677cm" svg:y1="7.096cm" svg:x2="10.194cm" svg:y2="7.096cm">
          <text:p/>
        </draw:line>
        <draw:custom-shape draw:style-name="gr17" draw:text-style-name="P2" draw:layer="layout" svg:width="1.194cm" svg:height="0.482cm" svg:x="9.636cm" svg:y="4.0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077cm" svg:height="0.559cm" svg:x="10.829cm" svg:y="3.971cm">
          <text:p/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10.194cm" svg:y1="6.207cm" svg:x2="11.185cm" svg:y2="6.207cm">
          <text:p/>
        </draw:line>
        <draw:line draw:style-name="gr19" draw:text-style-name="P9" draw:layer="layout" svg:x1="11.185cm" svg:y1="6.207cm" svg:x2="11.185cm" svg:y2="9.712cm">
          <text:p/>
        </draw:line>
        <draw:line draw:style-name="gr20" draw:text-style-name="P9" draw:layer="layout" svg:x1="11.185cm" svg:y1="9.731cm" svg:x2="14.004cm" svg:y2="9.731cm">
          <text:p/>
        </draw:line>
        <draw:g>
          <draw:custom-shape draw:style-name="gr21" draw:text-style-name="P2" draw:layer="layout" svg:width="1.219cm" svg:height="0.915cm" svg:x="12.157cm" svg:y="9.121cm">
            <text:p/>
            <draw:enhanced-geometry svg:viewBox="0 0 21600 21600" draw:type="rectangle" draw:enhanced-path="M 0 0 L 21600 0 21600 21600 0 21600 0 0 Z N"/>
          </draw:custom-shape>
          <draw:path draw:style-name="gr22" draw:text-style-name="P9" draw:layer="layout" svg:width="0.978cm" svg:height="0.718cm" draw:transform="skewX (-0.266860842629933) rotate (-0.30508355324861) translate (12.3120852412718cm 9.08895151500768cm)" svg:viewBox="0 0 979 719" svg:d="M0 709c29 21 61 6 90-9 27-14 57-29 85-34 28-6 61-15 83-62 29-62 40-175 61-258 20-83 25-233 64-242 25-5 78 181 84 31 3-100 54-200 72-61 9 77 77 169 81 31 2-107 54-154 67-34 9 86 43 139 60 220 20 89 55 148 91 200 30 43 62 26 93 25l31-9 17-5">
            <text:p/>
          </draw:path>
        </draw:g>
        <draw:custom-shape draw:style-name="gr23" draw:text-style-name="P13" draw:layer="layout" svg:width="0.355cm" svg:height="0.152cm" svg:x="12.557cm" svg:y="2.72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355cm" svg:height="0.152cm" svg:x="12.557cm" svg:y="3.0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0.126cm" svg:height="0.508cm" svg:x="12.786cm" svg:y="2.701cm">
          <text:p/>
          <draw:enhanced-geometry svg:viewBox="0 0 21600 21600" draw:type="rectangle" draw:enhanced-path="M 0 0 L 21600 0 21600 21600 0 21600 0 0 Z N"/>
        </draw:custom-shape>
        <draw:line draw:style-name="gr25" draw:text-style-name="P9" draw:layer="layout" svg:x1="12.861cm" svg:y1="2.955cm" svg:x2="14.131cm" svg:y2="2.955cm">
          <text:p/>
        </draw:line>
        <draw:line draw:style-name="gr26" draw:text-style-name="P9" draw:layer="layout" svg:x1="14.004cm" svg:y1="8.613cm" svg:x2="11.668cm" svg:y2="8.613cm">
          <text:p/>
        </draw:line>
        <draw:g>
          <draw:custom-shape draw:style-name="gr27" draw:text-style-name="P2" draw:layer="layout" svg:width="1.219cm" svg:height="0.915cm" svg:x="12.157cm" svg:y="8.005cm">
            <text:p/>
            <draw:enhanced-geometry svg:viewBox="0 0 21600 21600" draw:type="rectangle" draw:enhanced-path="M 0 0 L 21600 0 21600 21600 0 21600 0 0 Z N"/>
          </draw:custom-shape>
          <draw:line draw:style-name="gr28" draw:text-style-name="P9" draw:layer="layout" svg:x1="12.284cm" svg:y1="8.742cm" svg:x2="12.436cm" svg:y2="8.742cm">
            <text:p/>
          </draw:line>
          <draw:line draw:style-name="gr28" draw:text-style-name="P9" draw:layer="layout" svg:x1="12.436cm" svg:y1="8.234cm" svg:x2="12.436cm" svg:y2="8.742cm">
            <text:p/>
          </draw:line>
          <draw:line draw:style-name="gr28" draw:text-style-name="P9" draw:layer="layout" svg:x1="12.436cm" svg:y1="8.234cm" svg:x2="12.588cm" svg:y2="8.234cm">
            <text:p/>
          </draw:line>
          <draw:line draw:style-name="gr28" draw:text-style-name="P9" draw:layer="layout" svg:x1="12.588cm" svg:y1="8.234cm" svg:x2="12.588cm" svg:y2="8.742cm">
            <text:p/>
          </draw:line>
          <draw:line draw:style-name="gr28" draw:text-style-name="P9" draw:layer="layout" svg:x1="12.588cm" svg:y1="8.742cm" svg:x2="13.173cm" svg:y2="8.742cm">
            <text:p/>
          </draw:line>
        </draw:g>
        <draw:line draw:style-name="gr29" draw:text-style-name="P9" draw:layer="layout" svg:x1="10.982cm" svg:y1="3.667cm" svg:x2="10.245cm" svg:y2="3.667cm">
          <text:p/>
        </draw:line>
        <draw:frame draw:style-name="gr30" draw:text-style-name="P7" draw:layer="layout" svg:width="3.76cm" svg:height="1.673cm" svg:x="15.579cm" svg:y="1.638cm">
          <draw:text-box>
            <text:p>Photo- Interrupter</text:p>
          </draw:text-box>
        </draw:frame>
        <draw:line draw:style-name="gr29" draw:text-style-name="P9" draw:layer="layout" svg:x1="15.655cm" svg:y1="2.168cm" svg:x2="12.861cm" svg:y2="2.778cm">
          <text:p/>
        </draw:line>
        <draw:custom-shape draw:style-name="gr31" draw:text-style-name="P5" draw:layer="layout" svg:width="9.042cm" svg:height="1.067cm" svg:x="4.962cm" svg:y="10.499cm">
          <text:p text:style-name="P4"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 </text:span><text:span text:style-name="T1">(I</text:span><text:span text:style-name="T1">s</text:span><text:span text:style-name="T1">o</text:span><text:span text:style-name="T1">l</text:span><text:span text:style-name="T1">a</text:span><text:span text:style-name="T1">t</text:span><text:span text:style-name="T1">e</text:span><text:span text:style-name="T1">d</text:span><text:span text:style-name="T1">)</text:span></text:p>
          <draw:enhanced-geometry svg:viewBox="0 0 21600 21600" draw:text-areas="?f5 ?f1 ?f6 ?f3" draw:type="left-right-arrow" draw:modifiers="1772.3321906447 2114.811715481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" draw:layer="layout" svg:width="2.489cm" svg:height="0.433cm" svg:x="2.219cm" svg:y="10.9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311cm" svg:height="1.474cm" svg:x="2.295cm" svg:y="9.2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661cm" svg:height="0.229cm" svg:x="3.133cm" svg:y="10.75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2.158cm" svg:height="1.321cm" svg:x="2.372cm" svg:y="9.3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.489cm" svg:height="2.032cm" svg:x="1.94cm" svg:y="4.505cm">
          <text:p text:style-name="P1">LabJack</text:p>
          <text:p text:style-name="P1">T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7" draw:text-style-name="P5" draw:layer="layout" svg:width="2.591cm" svg:height="1.067cm" draw:transform="rotate (1.5707963267949) translate (2.905cm 9.209cm)">
          <text:p text:style-name="P4"><text:span text:style-name="T1">Ethernet</text:span></text:p>
          <draw:enhanced-geometry svg:viewBox="0 0 21600 21600" draw:text-areas="?f5 ?f1 ?f6 ?f3" draw:type="left-right-arrow" draw:modifiers="1772.3321906447 2114.811715481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8" draw:text-style-name="P9" draw:layer="layout" svg:x1="1.355cm" svg:y1="2.447cm" svg:x2="10.042cm" svg:y2="2.447cm">
          <text:p/>
        </draw:line>
        <draw:line draw:style-name="gr38" draw:text-style-name="P9" draw:layer="layout" svg:x1="1.355cm" svg:y1="2.117cm" svg:x2="10.042cm" svg:y2="2.117cm">
          <text:p/>
        </draw:line>
        <draw:custom-shape draw:style-name="gr39" draw:text-style-name="P2" draw:layer="layout" svg:width="2.082cm" svg:height="1.016cm" svg:x="2.194cm" svg:y="1.736cm">
          <text:p text:style-name="P1">TMFM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0" draw:text-style-name="P14" draw:layer="layout" svg:width="0.972cm" svg:height="0.645cm" svg:x="7.68cm" svg:y="1.609cm">
          <draw:text-box>
            <text:p><text:span text:style-name="T3">O2</text:span></text:p>
          </draw:text-box>
        </draw:frame>
        <draw:frame draw:style-name="gr40" draw:text-style-name="P14" draw:layer="layout" svg:width="1.205cm" svg:height="0.645cm" svg:x="7.68cm" svg:y="2.371cm">
          <draw:text-box>
            <text:p><text:span text:style-name="T3">CH4</text:span></text:p>
          </draw:text-box>
        </draw:frame>
        <draw:line draw:style-name="gr41" draw:text-style-name="P9" draw:layer="layout" svg:x1="3.794cm" svg:y1="4.505cm" svg:x2="3.819cm" svg:y2="2.752cm">
          <text:p/>
        </draw:line>
        <draw:line draw:style-name="gr41" draw:text-style-name="P9" draw:layer="layout" svg:x1="2.778cm" svg:y1="4.505cm" svg:x2="2.803cm" svg:y2="2.752cm">
          <text:p/>
        </draw:line>
        <draw:line draw:style-name="gr13" draw:text-style-name="P9" draw:layer="layout" svg:x1="12.231cm" svg:y1="5.038cm" svg:x2="5.272cm" svg:y2="5.038cm">
          <text:p/>
        </draw:line>
        <draw:line draw:style-name="gr13" draw:text-style-name="P9" draw:layer="layout" svg:x1="5.272cm" svg:y1="6.283cm" svg:x2="5.272cm" svg:y2="5.038cm">
          <text:p/>
        </draw:line>
        <draw:line draw:style-name="gr13" draw:text-style-name="P9" draw:layer="layout" svg:x1="12.231cm" svg:y1="3.667cm" svg:x2="12.231cm" svg:y2="5.064cm">
          <text:p/>
        </draw:line>
        <draw:line draw:style-name="gr42" draw:text-style-name="P9" draw:layer="layout" svg:x1="14.135cm" svg:y1="6.462cm" svg:x2="14.135cm" svg:y2="2.956cm">
          <text:p/>
        </draw:line>
        <draw:line draw:style-name="gr42" draw:text-style-name="P9" draw:layer="layout" svg:x1="14.106cm" svg:y1="6.462cm" svg:x2="11.693cm" svg:y2="6.462cm">
          <text:p/>
        </draw:line>
        <draw:line draw:style-name="gr42" draw:text-style-name="P9" draw:layer="layout" svg:x1="11.67cm" svg:y1="8.62cm" svg:x2="11.685cm" svg:y2="6.462cm">
          <text:p/>
        </draw:line>
      </draw:page>
      <draw:page draw:name="page2" draw:style-name="dp1" draw:master-page-name="Default">
        <draw:custom-shape draw:style-name="gr43" draw:text-style-name="P2" draw:layer="layout" svg:width="0.762cm" svg:height="3.759cm" svg:x="14.44cm" svg:y="1.406cm">
          <text:p text:style-name="P1">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39cm" svg:height="0.711cm" svg:x="13.678cm" svg:y="5.114cm">
          <text:p text:style-name="P1">X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2.388cm" svg:height="0.991cm" svg:x="12.052cm" svg:y="2.47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642cm" svg:height="0.153cm" svg:x="10.985cm" svg:y="3.5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2.591cm" svg:height="3.454cm" svg:x="14.034cm" svg:y="8.061cm">
          <text:p text:style-name="P1">LabJack</text:p>
          <text:p text:style-name="P1">T7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15" draw:layer="layout" svg:width="2.235cm" svg:height="1.142cm" draw:transform="rotate (-1.5707963267949) translate (15.935cm 5.825cm)">
          <text:p text:style-name="P4"><text:span text:style-name="T1">R</text:span><text:span text:style-name="T1">S</text:span><text:span text:style-name="T1">-</text:span><text:span text:style-name="T1">2</text:span><text:span text:style-name="T1">3</text:span><text:span text:style-name="T1">2</text:span></text:p>
          <draw:enhanced-geometry svg:viewBox="0 0 21600 21600" draw:text-areas="?f5 ?f1 ?f6 ?f3" draw:mirror-horizontal="true" draw:mirror-vertical="true" draw:type="left-right-arrow" draw:modifiers="4584.7533632287 2817.3913043478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9" draw:text-style-name="P2" draw:layer="layout" svg:width="4.039cm" svg:height="1.574cm" svg:x="6.134cm" svg:y="7.503cm">
            <text:p text:style-name="P1">Acopian</text:p>
            <text:p text:style-name="P1">PS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7" draw:layer="layout" svg:width="0.635cm" svg:height="1.067cm" svg:x="6.16cm" svg:y="7.705cm">
            <draw:text-box>
              <text:p>-</text:p>
            </draw:text-box>
          </draw:frame>
          <draw:frame draw:style-name="gr8" draw:text-style-name="P8" draw:layer="layout" svg:width="0.863cm" svg:height="1.067cm" svg:x="9.436cm" svg:y="7.756cm">
            <draw:text-box>
              <text:p text:style-name="P1">+</text:p>
            </draw:text-box>
          </draw:frame>
        </draw:g>
        <draw:g>
          <draw:custom-shape draw:style-name="gr9" draw:text-style-name="P2" draw:layer="layout" svg:width="4.039cm" svg:height="1.574cm" svg:x="6.134cm" svg:y="5.826cm">
            <text:p text:style-name="P1">Iso-</text:p>
            <text:p text:style-name="P1">Shunt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9" draw:layer="layout" svg:x1="6.134cm" svg:y1="7.07cm" svg:x2="6.49cm" svg:y2="7.07cm">
            <text:p/>
          </draw:line>
          <draw:line draw:style-name="gr10" draw:text-style-name="P9" draw:layer="layout" svg:x1="6.49cm" svg:y1="7.07cm" svg:x2="6.49cm" svg:y2="6.283cm">
            <text:p/>
          </draw:line>
          <draw:line draw:style-name="gr10" draw:text-style-name="P9" draw:layer="layout" svg:x1="6.16cm" svg:y1="6.283cm" svg:x2="6.49cm" svg:y2="6.283cm">
            <text:p/>
          </draw:line>
          <draw:custom-shape draw:style-name="gr46" draw:text-style-name="P2" draw:layer="layout" svg:width="0.152cm" svg:height="0.482cm" svg:x="6.414cm" svg:y="6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12" draw:layer="layout" svg:width="1.397cm" svg:height="0.645cm" svg:x="8.954cm" svg:y="6.765cm">
            <draw:text-box>
              <text:p text:style-name="P11">COM</text:p>
            </draw:text-box>
          </draw:frame>
          <draw:frame draw:style-name="gr47" draw:text-style-name="P12" draw:layer="layout" svg:width="1.397cm" svg:height="0.645cm" svg:x="8.979cm" svg:y="5.876cm">
            <draw:text-box>
              <text:p text:style-name="P11">OUT</text:p>
            </draw:text-box>
          </draw:frame>
        </draw:g>
        <draw:line draw:style-name="gr10" draw:text-style-name="P9" draw:layer="layout" svg:x1="6.109cm" svg:y1="8.239cm" svg:x2="5.245cm" svg:y2="8.239cm">
          <text:p/>
        </draw:line>
        <draw:line draw:style-name="gr10" draw:text-style-name="P9" draw:layer="layout" svg:x1="6.109cm" svg:y1="7.045cm" svg:x2="5.245cm" svg:y2="7.045cm">
          <text:p/>
        </draw:line>
        <draw:line draw:style-name="gr10" draw:text-style-name="P9" draw:layer="layout" svg:x1="5.245cm" svg:y1="8.239cm" svg:x2="5.245cm" svg:y2="7.045cm">
          <text:p/>
        </draw:line>
        <draw:line draw:style-name="gr10" draw:text-style-name="P9" draw:layer="layout" svg:x1="6.135cm" svg:y1="6.283cm" svg:x2="5.271cm" svg:y2="6.283cm">
          <text:p/>
        </draw:line>
        <draw:line draw:style-name="gr10" draw:text-style-name="P9" draw:layer="layout" svg:x1="12.23cm" svg:y1="5.038cm" svg:x2="5.271cm" svg:y2="5.038cm">
          <text:p/>
        </draw:line>
        <draw:line draw:style-name="gr10" draw:text-style-name="P9" draw:layer="layout" svg:x1="5.271cm" svg:y1="6.283cm" svg:x2="5.271cm" svg:y2="5.038cm">
          <text:p/>
        </draw:line>
        <draw:line draw:style-name="gr10" draw:text-style-name="P9" draw:layer="layout" svg:x1="12.23cm" svg:y1="3.667cm" svg:x2="12.23cm" svg:y2="5.064cm">
          <text:p/>
        </draw:line>
        <draw:line draw:style-name="gr10" draw:text-style-name="P9" draw:layer="layout" svg:x1="14.034cm" svg:y1="10.39cm" svg:x2="10.656cm" svg:y2="10.39cm">
          <text:p/>
        </draw:line>
        <draw:line draw:style-name="gr10" draw:text-style-name="P9" draw:layer="layout" svg:x1="10.656cm" svg:y1="4.53cm" svg:x2="10.656cm" svg:y2="10.372cm">
          <text:p/>
        </draw:line>
        <draw:line draw:style-name="gr10" draw:text-style-name="P9" draw:layer="layout" svg:x1="10.656cm" svg:y1="8.264cm" svg:x2="10.173cm" svg:y2="8.264cm">
          <text:p/>
        </draw:line>
        <draw:custom-shape draw:style-name="gr15" draw:text-style-name="P2" draw:layer="layout" svg:width="0.533cm" svg:height="0.762cm" svg:x="10.072cm" svg:y="1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0.533cm" svg:height="0.635cm" svg:x="10.072cm" svg:y="2.727cm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9" draw:layer="layout" svg:x1="10.681cm" svg:y1="7.096cm" svg:x2="10.198cm" svg:y2="7.096cm">
          <text:p/>
        </draw:line>
        <draw:custom-shape draw:style-name="gr17" draw:text-style-name="P2" draw:layer="layout" svg:width="1.194cm" svg:height="0.482cm" svg:x="9.64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0.077cm" svg:height="0.559cm" svg:x="10.833cm" svg:y="3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9" draw:layer="layout" svg:x1="10.198cm" svg:y1="6.207cm" svg:x2="11.189cm" svg:y2="6.207cm">
          <text:p/>
        </draw:line>
        <draw:line draw:style-name="gr48" draw:text-style-name="P9" draw:layer="layout" svg:x1="11.189cm" svg:y1="6.207cm" svg:x2="11.189cm" svg:y2="9.813cm">
          <text:p/>
        </draw:line>
        <draw:line draw:style-name="gr49" draw:text-style-name="P9" draw:layer="layout" svg:x1="11.189cm" svg:y1="9.831cm" svg:x2="14.008cm" svg:y2="9.831cm">
          <text:p/>
        </draw:line>
        <draw:g>
          <draw:custom-shape draw:style-name="gr50" draw:text-style-name="P2" draw:layer="layout" svg:width="1.219cm" svg:height="0.915cm" svg:x="12.161cm" svg:y="9.2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51" draw:text-style-name="P9" draw:layer="layout" svg:width="0.978cm" svg:height="0.718cm" draw:transform="skewX (-0.266860842629933) rotate (-0.30508355324861) translate (12.3160852412718cm 9.18895151500768cm)" svg:viewBox="0 0 979 719" svg:d="M0 709c29 21 61 6 90-9 27-14 57-29 85-34 28-6 61-15 83-62 29-62 40-175 61-258 20-83 25-233 64-242 25-5 78 181 84 31 3-100 54-200 72-61 9 77 77 169 81 31 2-107 54-154 67-34 9 86 43 139 60 220 20 89 55 148 91 200 30 43 62 26 93 25l31-9 17-5">
            <text:p/>
          </draw:path>
        </draw:g>
        <draw:custom-shape draw:style-name="gr52" draw:text-style-name="P2" draw:layer="layout" svg:width="0.355cm" svg:height="0.152cm" svg:x="12.561cm" svg:y="2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" draw:layer="layout" svg:width="0.355cm" svg:height="0.152cm" svg:x="12.561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" draw:layer="layout" svg:width="0.126cm" svg:height="0.508cm" svg:x="12.79cm" svg:y="2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9" draw:layer="layout" svg:x1="12.865cm" svg:y1="2.955cm" svg:x2="14.135cm" svg:y2="2.955cm">
          <text:p/>
        </draw:line>
        <draw:line draw:style-name="gr54" draw:text-style-name="P9" draw:layer="layout" svg:x1="14.135cm" svg:y1="6.461cm" svg:x2="14.135cm" svg:y2="2.955cm">
          <text:p/>
        </draw:line>
        <draw:line draw:style-name="gr54" draw:text-style-name="P9" draw:layer="layout" svg:x1="14.106cm" svg:y1="6.461cm" svg:x2="11.693cm" svg:y2="6.461cm">
          <text:p/>
        </draw:line>
        <draw:line draw:style-name="gr54" draw:text-style-name="P9" draw:layer="layout" svg:x1="11.669cm" svg:y1="8.696cm" svg:x2="11.685cm" svg:y2="6.461cm">
          <text:p/>
        </draw:line>
        <draw:line draw:style-name="gr55" draw:text-style-name="P9" draw:layer="layout" svg:x1="14.008cm" svg:y1="8.713cm" svg:x2="11.672cm" svg:y2="8.713cm">
          <text:p/>
        </draw:line>
        <draw:g>
          <draw:custom-shape draw:style-name="gr50" draw:text-style-name="P2" draw:layer="layout" svg:width="1.219cm" svg:height="0.915cm" svg:x="12.161cm" svg:y="8.1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9" draw:layer="layout" svg:x1="12.288cm" svg:y1="8.842cm" svg:x2="12.44cm" svg:y2="8.842cm">
            <text:p/>
          </draw:line>
          <draw:line draw:style-name="gr51" draw:text-style-name="P9" draw:layer="layout" svg:x1="12.44cm" svg:y1="8.334cm" svg:x2="12.44cm" svg:y2="8.842cm">
            <text:p/>
          </draw:line>
          <draw:line draw:style-name="gr51" draw:text-style-name="P9" draw:layer="layout" svg:x1="12.44cm" svg:y1="8.334cm" svg:x2="12.592cm" svg:y2="8.334cm">
            <text:p/>
          </draw:line>
          <draw:line draw:style-name="gr51" draw:text-style-name="P9" draw:layer="layout" svg:x1="12.592cm" svg:y1="8.334cm" svg:x2="12.592cm" svg:y2="8.842cm">
            <text:p/>
          </draw:line>
          <draw:line draw:style-name="gr51" draw:text-style-name="P9" draw:layer="layout" svg:x1="12.592cm" svg:y1="8.842cm" svg:x2="13.177cm" svg:y2="8.842cm">
            <text:p/>
          </draw:line>
        </draw:g>
        <draw:line draw:style-name="gr29" draw:text-style-name="P9" draw:layer="layout" svg:x1="10.983cm" svg:y1="3.667cm" svg:x2="10.246cm" svg:y2="3.667cm">
          <text:p/>
        </draw:line>
        <draw:frame draw:style-name="gr30" draw:text-style-name="P7" draw:layer="layout" svg:width="3.76cm" svg:height="1.673cm" svg:x="15.579cm" svg:y="1.639cm">
          <draw:text-box>
            <text:p>Photo- Interrupter</text:p>
          </draw:text-box>
        </draw:frame>
        <draw:line draw:style-name="gr29" draw:text-style-name="P9" draw:layer="layout" svg:x1="15.655cm" svg:y1="2.169cm" svg:x2="12.861cm" svg:y2="2.779cm">
          <text:p/>
        </draw:line>
        <draw:custom-shape draw:style-name="gr56" draw:text-style-name="P15" draw:layer="layout" svg:width="9.042cm" svg:height="1.067cm" svg:x="4.962cm" svg:y="10.513cm">
          <text:p text:style-name="P4"><text:span text:style-name="T1">Etherne</text:span><text:span text:style-name="T1">t </text:span><text:span text:style-name="T1">(Isolate</text:span><text:span text:style-name="T1">d)</text:span></text:p>
          <draw:enhanced-geometry svg:viewBox="0 0 21600 21600" draw:text-areas="?f5 ?f1 ?f6 ?f3" draw:type="left-right-arrow" draw:modifiers="1772.3321906447 2114.811715481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7" draw:text-style-name="P2" draw:layer="layout" svg:width="2.489cm" svg:height="0.433cm" svg:x="2.219cm" svg:y="10.99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2.311cm" svg:height="1.474cm" svg:x="2.295cm" svg:y="9.29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0.661cm" svg:height="0.229cm" svg:x="3.133cm" svg:y="10.76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2.158cm" svg:height="1.321cm" svg:x="2.372cm" svg:y="9.3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2.489cm" svg:height="2.032cm" svg:x="1.94cm" svg:y="4.519cm">
          <text:p text:style-name="P1">LabJack</text:p>
          <text:p text:style-name="P1">T4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2" draw:text-style-name="P15" draw:layer="layout" svg:width="2.591cm" svg:height="1.067cm" draw:transform="rotate (1.5707963267949) translate (2.905cm 9.223cm)">
          <text:p text:style-name="P4"><text:span text:style-name="T1">E</text:span><text:span text:style-name="T1">t</text:span><text:span text:style-name="T1">h</text:span><text:span text:style-name="T1">e</text:span><text:span text:style-name="T1">r</text:span><text:span text:style-name="T1">n</text:span><text:span text:style-name="T1">e</text:span><text:span text:style-name="T1">t</text:span></text:p>
          <draw:enhanced-geometry svg:viewBox="0 0 21600 21600" draw:text-areas="?f5 ?f1 ?f6 ?f3" draw:type="left-right-arrow" draw:modifiers="1772.3321906447 2114.8117154811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4" draw:layer="layout" svg:width="0.972cm" svg:height="0.645cm" svg:x="7.68cm" svg:y="1.623cm">
          <draw:text-box>
            <text:p><text:span text:style-name="T3">O2</text:span></text:p>
          </draw:text-box>
        </draw:frame>
        <draw:frame draw:style-name="gr40" draw:text-style-name="P14" draw:layer="layout" svg:width="1.205cm" svg:height="0.645cm" svg:x="7.68cm" svg:y="2.385cm">
          <draw:text-box>
            <text:p><text:span text:style-name="T3">C</text:span><text:span text:style-name="T3">H</text:span><text:span text:style-name="T3">4</text:span></text:p>
          </draw:text-box>
        </draw:frame>
        <draw:line draw:style-name="gr41" draw:text-style-name="P9" draw:layer="layout" svg:x1="3.794cm" svg:y1="4.519cm" svg:x2="3.819cm" svg:y2="2.766cm">
          <text:p/>
        </draw:line>
        <draw:line draw:style-name="gr41" draw:text-style-name="P9" draw:layer="layout" svg:x1="2.778cm" svg:y1="4.519cm" svg:x2="2.803cm" svg:y2="2.766cm">
          <text:p/>
        </draw:line>
        <draw:line draw:style-name="gr38" draw:text-style-name="P9" draw:layer="layout" svg:x1="1.349cm" svg:y1="2.447cm" svg:x2="10.036cm" svg:y2="2.447cm">
          <text:p/>
        </draw:line>
        <draw:line draw:style-name="gr38" draw:text-style-name="P9" draw:layer="layout" svg:x1="1.349cm" svg:y1="2.117cm" svg:x2="10.036cm" svg:y2="2.117cm">
          <text:p/>
        </draw:line>
        <draw:custom-shape draw:style-name="gr39" draw:text-style-name="P2" draw:layer="layout" svg:width="2.082cm" svg:height="1.016cm" svg:x="2.194cm" svg:y="1.75cm">
          <text:p text:style-name="P1">TMFM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09:21:07.459945582</meta:creation-date>
    <dc:date>2019-10-05T10:49:02.010780961</dc:date>
    <meta:editing-duration>PT18M6S</meta:editing-duration>
    <meta:editing-cycles>5</meta:editing-cycles>
    <meta:generator>LibreOffice/6.0.7.3$Linux_X86_64 LibreOffice_project/00m0$Build-3</meta:generator>
    <meta:document-statistic meta:object-count="142"/>
  </office:meta>
</office:document-meta>
</file>